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42mm"/>
    </style:style>
    <style:style style:name="co2" style:family="table-column">
      <style:table-column-properties fo:break-before="auto" style:column-width="14.52mm"/>
    </style:style>
    <style:style style:name="co3" style:family="table-column">
      <style:table-column-properties fo:break-before="auto" style:column-width="17.5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ry3" table:style-name="ta1">
        <table:shapes>
          <draw:frame draw:z-index="0" draw:style-name="gr1" draw:text-style-name="P1" svg:width="301.86mm" svg:height="169.79mm" svg:x="72.17mm" svg:y="110.97mm">
            <draw:object draw:notify-on-update-of-ranges="try3.E3:try3.E3 try3.E4:try3.E23 try3.F3:try3.F3 try3.F4:try3.F23 try3.G3:try3.G3 try3.G4:try3.G23 try3.H3:try3.H3 try3.H4:try3.H23 try3.I3:try3.I3 try3.I4:try3.I23 try3.J3:try3.J3 try3.J4:try3.J23 try3.K3:try3.K3 try3.K4:try3.K23 try3.L3:try3.L3 try3.L4:try3.L23 try3.M3:try3.M3 try3.M4:try3.M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" table:default-cell-style-name="Default"/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 office:value-type="float" office:value="0.733295" calcext:value-type="float">
            <text:p>0.733295</text:p>
          </table:table-cell>
          <table:table-cell table:number-columns-repeated="10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" calcext:value-type="float">
            <text:p>2</text:p>
          </table:table-cell>
          <table:table-cell office:value-type="float" office:value="0.744484" calcext:value-type="float">
            <text:p>0.744484</text:p>
          </table:table-cell>
          <table:table-cell table:number-columns-repeated="10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" calcext:value-type="float">
            <text:p>4</text:p>
          </table:table-cell>
          <table:table-cell office:value-type="float" office:value="0.743585" calcext:value-type="float">
            <text:p>0.743585</text:p>
          </table:table-cell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65536" calcext:value-type="float">
            <text:p>65536</text:p>
          </table:table-cell>
          <table:table-cell office:value-type="float" office:value="131072" calcext:value-type="float">
            <text:p>131072</text:p>
          </table:table-cell>
          <table:table-cell office:value-type="float" office:value="262144" calcext:value-type="float">
            <text:p>262144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48576" calcext:value-type="float">
            <text:p>104857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8" calcext:value-type="float">
            <text:p>8</text:p>
          </table:table-cell>
          <table:table-cell office:value-type="float" office:value="0.747604" calcext:value-type="float">
            <text:p>0.7476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33295" calcext:value-type="float">
            <text:p>0.733295</text:p>
          </table:table-cell>
          <table:table-cell office:value-type="float" office:value="0.750509" calcext:value-type="float">
            <text:p>0.750509</text:p>
          </table:table-cell>
          <table:table-cell office:value-type="float" office:value="0.716166" calcext:value-type="float">
            <text:p>0.716166</text:p>
          </table:table-cell>
          <table:table-cell office:value-type="float" office:value="0.714087" calcext:value-type="float">
            <text:p>0.714087</text:p>
          </table:table-cell>
          <table:table-cell office:value-type="float" office:value="0.714327" calcext:value-type="float">
            <text:p>0.714327</text:p>
          </table:table-cell>
          <table:table-cell office:value-type="float" office:value="0.715327" calcext:value-type="float">
            <text:p>0.715327</text:p>
          </table:table-cell>
          <table:table-cell office:value-type="float" office:value="0.713267" calcext:value-type="float">
            <text:p>0.713267</text:p>
          </table:table-cell>
          <table:table-cell office:value-type="float" office:value="0.714481" calcext:value-type="float">
            <text:p>0.71448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" calcext:value-type="float">
            <text:p>16</text:p>
          </table:table-cell>
          <table:table-cell office:value-type="float" office:value="0.759291" calcext:value-type="float">
            <text:p>0.75929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744484" calcext:value-type="float">
            <text:p>0.744484</text:p>
          </table:table-cell>
          <table:table-cell office:value-type="float" office:value="0.761327" calcext:value-type="float">
            <text:p>0.761327</text:p>
          </table:table-cell>
          <table:table-cell office:value-type="float" office:value="0.71643" calcext:value-type="float">
            <text:p>0.71643</text:p>
          </table:table-cell>
          <table:table-cell office:value-type="float" office:value="0.724706" calcext:value-type="float">
            <text:p>0.724706</text:p>
          </table:table-cell>
          <table:table-cell office:value-type="float" office:value="0.714239" calcext:value-type="float">
            <text:p>0.714239</text:p>
          </table:table-cell>
          <table:table-cell office:value-type="float" office:value="0.71312" calcext:value-type="float">
            <text:p>0.71312</text:p>
          </table:table-cell>
          <table:table-cell office:value-type="float" office:value="0.713494" calcext:value-type="float">
            <text:p>0.713494</text:p>
          </table:table-cell>
          <table:table-cell office:value-type="float" office:value="0.716174" calcext:value-type="float">
            <text:p>0.71617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 office:value-type="float" office:value="0.823816" calcext:value-type="float">
            <text:p>0.82381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743585" calcext:value-type="float">
            <text:p>0.743585</text:p>
          </table:table-cell>
          <table:table-cell office:value-type="float" office:value="0.712694" calcext:value-type="float">
            <text:p>0.712694</text:p>
          </table:table-cell>
          <table:table-cell office:value-type="float" office:value="0.714081" calcext:value-type="float">
            <text:p>0.714081</text:p>
          </table:table-cell>
          <table:table-cell office:value-type="float" office:value="0.713256" calcext:value-type="float">
            <text:p>0.713256</text:p>
          </table:table-cell>
          <table:table-cell office:value-type="float" office:value="0.715778" calcext:value-type="float">
            <text:p>0.715778</text:p>
          </table:table-cell>
          <table:table-cell office:value-type="float" office:value="0.713399" calcext:value-type="float">
            <text:p>0.713399</text:p>
          </table:table-cell>
          <table:table-cell office:value-type="float" office:value="0.713835" calcext:value-type="float">
            <text:p>0.713835</text:p>
          </table:table-cell>
          <table:table-cell office:value-type="float" office:value="0.713879" calcext:value-type="float">
            <text:p>0.71387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4" calcext:value-type="float">
            <text:p>64</text:p>
          </table:table-cell>
          <table:table-cell office:value-type="float" office:value="0.857379" calcext:value-type="float">
            <text:p>0.85737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747604" calcext:value-type="float">
            <text:p>0.747604</text:p>
          </table:table-cell>
          <table:table-cell office:value-type="float" office:value="0.72283" calcext:value-type="float">
            <text:p>0.72283</text:p>
          </table:table-cell>
          <table:table-cell office:value-type="float" office:value="0.717627" calcext:value-type="float">
            <text:p>0.717627</text:p>
          </table:table-cell>
          <table:table-cell office:value-type="float" office:value="0.71391" calcext:value-type="float">
            <text:p>0.71391</text:p>
          </table:table-cell>
          <table:table-cell office:value-type="float" office:value="0.713908" calcext:value-type="float">
            <text:p>0.713908</text:p>
          </table:table-cell>
          <table:table-cell office:value-type="float" office:value="0.713571" calcext:value-type="float">
            <text:p>0.713571</text:p>
          </table:table-cell>
          <table:table-cell office:value-type="float" office:value="0.714673" calcext:value-type="float">
            <text:p>0.714673</text:p>
          </table:table-cell>
          <table:table-cell office:value-type="float" office:value="0.714809" calcext:value-type="float">
            <text:p>0.71480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28" calcext:value-type="float">
            <text:p>128</text:p>
          </table:table-cell>
          <table:table-cell office:value-type="float" office:value="0.971417" calcext:value-type="float">
            <text:p>0.97141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759291" calcext:value-type="float">
            <text:p>0.759291</text:p>
          </table:table-cell>
          <table:table-cell office:value-type="float" office:value="0.733534" calcext:value-type="float">
            <text:p>0.733534</text:p>
          </table:table-cell>
          <table:table-cell office:value-type="float" office:value="0.719365" calcext:value-type="float">
            <text:p>0.719365</text:p>
          </table:table-cell>
          <table:table-cell office:value-type="float" office:value="0.723247" calcext:value-type="float">
            <text:p>0.723247</text:p>
          </table:table-cell>
          <table:table-cell office:value-type="float" office:value="0.721856" calcext:value-type="float">
            <text:p>0.721856</text:p>
          </table:table-cell>
          <table:table-cell office:value-type="float" office:value="0.740589" calcext:value-type="float">
            <text:p>0.740589</text:p>
          </table:table-cell>
          <table:table-cell office:value-type="float" office:value="0.769047" calcext:value-type="float">
            <text:p>0.769047</text:p>
          </table:table-cell>
          <table:table-cell office:value-type="float" office:value="0.770257" calcext:value-type="float">
            <text:p>0.770257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56" calcext:value-type="float">
            <text:p>256</text:p>
          </table:table-cell>
          <table:table-cell office:value-type="float" office:value="1.045783" calcext:value-type="float">
            <text:p>1.04578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823816" calcext:value-type="float">
            <text:p>0.823816</text:p>
          </table:table-cell>
          <table:table-cell office:value-type="float" office:value="0.737292" calcext:value-type="float">
            <text:p>0.737292</text:p>
          </table:table-cell>
          <table:table-cell office:value-type="float" office:value="0.726508" calcext:value-type="float">
            <text:p>0.726508</text:p>
          </table:table-cell>
          <table:table-cell office:value-type="float" office:value="0.973198" calcext:value-type="float">
            <text:p>0.973198</text:p>
          </table:table-cell>
          <table:table-cell office:value-type="float" office:value="0.984604" calcext:value-type="float">
            <text:p>0.984604</text:p>
          </table:table-cell>
          <table:table-cell office:value-type="float" office:value="1.105496" calcext:value-type="float">
            <text:p>1.105496</text:p>
          </table:table-cell>
          <table:table-cell office:value-type="float" office:value="1.267841" calcext:value-type="float">
            <text:p>1.267841</text:p>
          </table:table-cell>
          <table:table-cell office:value-type="float" office:value="1.27041" calcext:value-type="float">
            <text:p>1.27041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512" calcext:value-type="float">
            <text:p>512</text:p>
          </table:table-cell>
          <table:table-cell office:value-type="float" office:value="0.996166" calcext:value-type="float">
            <text:p>0.99616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.857379" calcext:value-type="float">
            <text:p>0.857379</text:p>
          </table:table-cell>
          <table:table-cell office:value-type="float" office:value="0.770569" calcext:value-type="float">
            <text:p>0.770569</text:p>
          </table:table-cell>
          <table:table-cell office:value-type="float" office:value="0.74062" calcext:value-type="float">
            <text:p>0.74062</text:p>
          </table:table-cell>
          <table:table-cell office:value-type="float" office:value="1.95182" calcext:value-type="float">
            <text:p>1.95182</text:p>
          </table:table-cell>
          <table:table-cell office:value-type="float" office:value="1.966897" calcext:value-type="float">
            <text:p>1.966897</text:p>
          </table:table-cell>
          <table:table-cell office:value-type="float" office:value="2.193992" calcext:value-type="float">
            <text:p>2.193992</text:p>
          </table:table-cell>
          <table:table-cell office:value-type="float" office:value="2.507126" calcext:value-type="float">
            <text:p>2.507126</text:p>
          </table:table-cell>
          <table:table-cell office:value-type="float" office:value="2.51084" calcext:value-type="float">
            <text:p>2.51084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024" calcext:value-type="float">
            <text:p>1024</text:p>
          </table:table-cell>
          <table:table-cell office:value-type="float" office:value="1.01993" calcext:value-type="float">
            <text:p>1.01993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0.971417" calcext:value-type="float">
            <text:p>0.971417</text:p>
          </table:table-cell>
          <table:table-cell office:value-type="float" office:value="0.827115" calcext:value-type="float">
            <text:p>0.827115</text:p>
          </table:table-cell>
          <table:table-cell office:value-type="float" office:value="0.767444" calcext:value-type="float">
            <text:p>0.767444</text:p>
          </table:table-cell>
          <table:table-cell office:value-type="float" office:value="1.96877" calcext:value-type="float">
            <text:p>1.96877</text:p>
          </table:table-cell>
          <table:table-cell office:value-type="float" office:value="1.987123" calcext:value-type="float">
            <text:p>1.987123</text:p>
          </table:table-cell>
          <table:table-cell office:value-type="float" office:value="2.208241" calcext:value-type="float">
            <text:p>2.208241</text:p>
          </table:table-cell>
          <table:table-cell office:value-type="float" office:value="2.639364" calcext:value-type="float">
            <text:p>2.639364</text:p>
          </table:table-cell>
          <table:table-cell office:value-type="float" office:value="2.683216" calcext:value-type="float">
            <text:p>2.683216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048" calcext:value-type="float">
            <text:p>2048</text:p>
          </table:table-cell>
          <table:table-cell office:value-type="float" office:value="0.954212" calcext:value-type="float">
            <text:p>0.95421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.045783" calcext:value-type="float">
            <text:p>1.045783</text:p>
          </table:table-cell>
          <table:table-cell office:value-type="float" office:value="0.946942" calcext:value-type="float">
            <text:p>0.946942</text:p>
          </table:table-cell>
          <table:table-cell office:value-type="float" office:value="0.835594" calcext:value-type="float">
            <text:p>0.835594</text:p>
          </table:table-cell>
          <table:table-cell office:value-type="float" office:value="1.969558" calcext:value-type="float">
            <text:p>1.969558</text:p>
          </table:table-cell>
          <table:table-cell office:value-type="float" office:value="1.990306" calcext:value-type="float">
            <text:p>1.990306</text:p>
          </table:table-cell>
          <table:table-cell office:value-type="float" office:value="2.221486" calcext:value-type="float">
            <text:p>2.221486</text:p>
          </table:table-cell>
          <table:table-cell office:value-type="float" office:value="2.71509" calcext:value-type="float">
            <text:p>2.71509</text:p>
          </table:table-cell>
          <table:table-cell office:value-type="float" office:value="2.836359" calcext:value-type="float">
            <text:p>2.836359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096" calcext:value-type="float">
            <text:p>4096</text:p>
          </table:table-cell>
          <table:table-cell office:value-type="float" office:value="1.100382" calcext:value-type="float">
            <text:p>1.100382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0.996166" calcext:value-type="float">
            <text:p>0.996166</text:p>
          </table:table-cell>
          <table:table-cell office:value-type="float" office:value="0.937102" calcext:value-type="float">
            <text:p>0.937102</text:p>
          </table:table-cell>
          <table:table-cell office:value-type="float" office:value="0.962708" calcext:value-type="float">
            <text:p>0.962708</text:p>
          </table:table-cell>
          <table:table-cell office:value-type="float" office:value="1.976811" calcext:value-type="float">
            <text:p>1.976811</text:p>
          </table:table-cell>
          <table:table-cell office:value-type="float" office:value="2.019617" calcext:value-type="float">
            <text:p>2.019617</text:p>
          </table:table-cell>
          <table:table-cell office:value-type="float" office:value="2.093426" calcext:value-type="float">
            <text:p>2.093426</text:p>
          </table:table-cell>
          <table:table-cell office:value-type="float" office:value="2.407857" calcext:value-type="float">
            <text:p>2.407857</text:p>
          </table:table-cell>
          <table:table-cell office:value-type="float" office:value="2.41769" calcext:value-type="float">
            <text:p>2.4176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0.750509" calcext:value-type="float">
            <text:p>0.750509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.01993" calcext:value-type="float">
            <text:p>1.01993</text:p>
          </table:table-cell>
          <table:table-cell office:value-type="float" office:value="0.962318" calcext:value-type="float">
            <text:p>0.962318</text:p>
          </table:table-cell>
          <table:table-cell office:value-type="float" office:value="0.94028" calcext:value-type="float">
            <text:p>0.94028</text:p>
          </table:table-cell>
          <table:table-cell office:value-type="float" office:value="3.367079" calcext:value-type="float">
            <text:p>3.367079</text:p>
          </table:table-cell>
          <table:table-cell office:value-type="float" office:value="3.43301" calcext:value-type="float">
            <text:p>3.43301</text:p>
          </table:table-cell>
          <table:table-cell office:value-type="float" office:value="3.521798" calcext:value-type="float">
            <text:p>3.521798</text:p>
          </table:table-cell>
          <table:table-cell office:value-type="float" office:value="3.778762" calcext:value-type="float">
            <text:p>3.778762</text:p>
          </table:table-cell>
          <table:table-cell office:value-type="float" office:value="3.774595" calcext:value-type="float">
            <text:p>3.77459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" calcext:value-type="float">
            <text:p>2</text:p>
          </table:table-cell>
          <table:table-cell office:value-type="float" office:value="0.761327" calcext:value-type="float">
            <text:p>0.761327</text:p>
          </table:table-cell>
          <table:table-cell/>
          <table:table-cell office:value-type="float" office:value="2048" calcext:value-type="float">
            <text:p>2048</text:p>
          </table:table-cell>
          <table:table-cell office:value-type="float" office:value="0.954212" calcext:value-type="float">
            <text:p>0.954212</text:p>
          </table:table-cell>
          <table:table-cell office:value-type="float" office:value="0.994021" calcext:value-type="float">
            <text:p>0.994021</text:p>
          </table:table-cell>
          <table:table-cell office:value-type="float" office:value="0.958911" calcext:value-type="float">
            <text:p>0.958911</text:p>
          </table:table-cell>
          <table:table-cell office:value-type="float" office:value="3.973142" calcext:value-type="float">
            <text:p>3.973142</text:p>
          </table:table-cell>
          <table:table-cell office:value-type="float" office:value="4.612258" calcext:value-type="float">
            <text:p>4.612258</text:p>
          </table:table-cell>
          <table:table-cell office:value-type="float" office:value="4.792901" calcext:value-type="float">
            <text:p>4.792901</text:p>
          </table:table-cell>
          <table:table-cell office:value-type="float" office:value="4.955015" calcext:value-type="float">
            <text:p>4.955015</text:p>
          </table:table-cell>
          <table:table-cell office:value-type="float" office:value="4.940696" calcext:value-type="float">
            <text:p>4.940696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4" calcext:value-type="float">
            <text:p>4</text:p>
          </table:table-cell>
          <table:table-cell office:value-type="float" office:value="0.712694" calcext:value-type="float">
            <text:p>0.712694</text:p>
          </table:table-cell>
          <table:table-cell/>
          <table:table-cell office:value-type="float" office:value="4096" calcext:value-type="float">
            <text:p>4096</text:p>
          </table:table-cell>
          <table:table-cell office:value-type="float" office:value="1.100382" calcext:value-type="float">
            <text:p>1.100382</text:p>
          </table:table-cell>
          <table:table-cell office:value-type="float" office:value="1.011569" calcext:value-type="float">
            <text:p>1.011569</text:p>
          </table:table-cell>
          <table:table-cell office:value-type="float" office:value="1.177997" calcext:value-type="float">
            <text:p>1.177997</text:p>
          </table:table-cell>
          <table:table-cell office:value-type="float" office:value="4.115223" calcext:value-type="float">
            <text:p>4.115223</text:p>
          </table:table-cell>
          <table:table-cell office:value-type="float" office:value="5.911839" calcext:value-type="float">
            <text:p>5.911839</text:p>
          </table:table-cell>
          <table:table-cell office:value-type="float" office:value="6.834415" calcext:value-type="float">
            <text:p>6.834415</text:p>
          </table:table-cell>
          <table:table-cell office:value-type="float" office:value="7.793186" calcext:value-type="float">
            <text:p>7.793186</text:p>
          </table:table-cell>
          <table:table-cell office:value-type="float" office:value="7.762024" calcext:value-type="float">
            <text:p>7.762024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" calcext:value-type="float">
            <text:p>8</text:p>
          </table:table-cell>
          <table:table-cell office:value-type="float" office:value="0.72283" calcext:value-type="float">
            <text:p>0.72283</text:p>
          </table:table-cell>
          <table:table-cell/>
          <table:table-cell office:value-type="float" office:value="8192" calcext:value-type="float">
            <text:p>8192</text:p>
          </table:table-cell>
          <table:table-cell/>
          <table:table-cell office:value-type="float" office:value="1.073268" calcext:value-type="float">
            <text:p>1.073268</text:p>
          </table:table-cell>
          <table:table-cell office:value-type="float" office:value="1.000152" calcext:value-type="float">
            <text:p>1.000152</text:p>
          </table:table-cell>
          <table:table-cell office:value-type="float" office:value="1.307581" calcext:value-type="float">
            <text:p>1.307581</text:p>
          </table:table-cell>
          <table:table-cell office:value-type="float" office:value="4.286053" calcext:value-type="float">
            <text:p>4.286053</text:p>
          </table:table-cell>
          <table:table-cell office:value-type="float" office:value="5.712381" calcext:value-type="float">
            <text:p>5.712381</text:p>
          </table:table-cell>
          <table:table-cell office:value-type="float" office:value="7.123767" calcext:value-type="float">
            <text:p>7.123767</text:p>
          </table:table-cell>
          <table:table-cell office:value-type="float" office:value="7.876001" calcext:value-type="float">
            <text:p>7.876001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6" calcext:value-type="float">
            <text:p>16</text:p>
          </table:table-cell>
          <table:table-cell office:value-type="float" office:value="0.733534" calcext:value-type="float">
            <text:p>0.733534</text:p>
          </table:table-cell>
          <table:table-cell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.072402" calcext:value-type="float">
            <text:p>1.072402</text:p>
          </table:table-cell>
          <table:table-cell office:value-type="float" office:value="1.017922" calcext:value-type="float">
            <text:p>1.017922</text:p>
          </table:table-cell>
          <table:table-cell office:value-type="float" office:value="1.179337" calcext:value-type="float">
            <text:p>1.179337</text:p>
          </table:table-cell>
          <table:table-cell office:value-type="float" office:value="4.450682" calcext:value-type="float">
            <text:p>4.450682</text:p>
          </table:table-cell>
          <table:table-cell office:value-type="float" office:value="7.274038" calcext:value-type="float">
            <text:p>7.274038</text:p>
          </table:table-cell>
          <table:table-cell office:value-type="float" office:value="7.790187" calcext:value-type="float">
            <text:p>7.79018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 office:value-type="float" office:value="0.737292" calcext:value-type="float">
            <text:p>0.737292</text:p>
          </table:table-cell>
          <table:table-cell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1.08599" calcext:value-type="float">
            <text:p>1.08599</text:p>
          </table:table-cell>
          <table:table-cell office:value-type="float" office:value="0.986986" calcext:value-type="float">
            <text:p>0.986986</text:p>
          </table:table-cell>
          <table:table-cell office:value-type="float" office:value="1.1777" calcext:value-type="float">
            <text:p>1.1777</text:p>
          </table:table-cell>
          <table:table-cell office:value-type="float" office:value="4.965141" calcext:value-type="float">
            <text:p>4.965141</text:p>
          </table:table-cell>
          <table:table-cell office:value-type="float" office:value="7.316978" calcext:value-type="float">
            <text:p>7.316978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64" calcext:value-type="float">
            <text:p>64</text:p>
          </table:table-cell>
          <table:table-cell office:value-type="float" office:value="0.770569" calcext:value-type="float">
            <text:p>0.770569</text:p>
          </table:table-cell>
          <table:table-cell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1.072257" calcext:value-type="float">
            <text:p>1.072257</text:p>
          </table:table-cell>
          <table:table-cell office:value-type="float" office:value="0.985754" calcext:value-type="float">
            <text:p>0.985754</text:p>
          </table:table-cell>
          <table:table-cell office:value-type="float" office:value="1.851818" calcext:value-type="float">
            <text:p>1.851818</text:p>
          </table:table-cell>
          <table:table-cell office:value-type="float" office:value="4.974329" calcext:value-type="float">
            <text:p>4.97432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8" calcext:value-type="float">
            <text:p>128</text:p>
          </table:table-cell>
          <table:table-cell office:value-type="float" office:value="0.827115" calcext:value-type="float">
            <text:p>0.827115</text:p>
          </table:table-cell>
          <table:table-cell/>
          <table:table-cell office:value-type="float" office:value="131072" calcext:value-type="float">
            <text:p>131072</text:p>
          </table:table-cell>
          <table:table-cell table:number-columns-repeated="5"/>
          <table:table-cell office:value-type="float" office:value="1.074336" calcext:value-type="float">
            <text:p>1.074336</text:p>
          </table:table-cell>
          <table:table-cell office:value-type="float" office:value="0.987866" calcext:value-type="float">
            <text:p>0.987866</text:p>
          </table:table-cell>
          <table:table-cell office:value-type="float" office:value="1.850755" calcext:value-type="float">
            <text:p>1.850755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56" calcext:value-type="float">
            <text:p>256</text:p>
          </table:table-cell>
          <table:table-cell office:value-type="float" office:value="0.946942" calcext:value-type="float">
            <text:p>0.946942</text:p>
          </table:table-cell>
          <table:table-cell/>
          <table:table-cell office:value-type="float" office:value="262144" calcext:value-type="float">
            <text:p>262144</text:p>
          </table:table-cell>
          <table:table-cell table:number-columns-repeated="6"/>
          <table:table-cell office:value-type="float" office:value="1.0755" calcext:value-type="float">
            <text:p>1.0755</text:p>
          </table:table-cell>
          <table:table-cell office:value-type="float" office:value="0.985512" calcext:value-type="float">
            <text:p>0.985512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512" calcext:value-type="float">
            <text:p>512</text:p>
          </table:table-cell>
          <table:table-cell office:value-type="float" office:value="0.937102" calcext:value-type="float">
            <text:p>0.937102</text:p>
          </table:table-cell>
          <table:table-cell/>
          <table:table-cell office:value-type="float" office:value="524288" calcext:value-type="float">
            <text:p>524288</text:p>
          </table:table-cell>
          <table:table-cell table:number-columns-repeated="7"/>
          <table:table-cell office:value-type="float" office:value="1.073709" calcext:value-type="float">
            <text:p>1.073709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0.962318" calcext:value-type="float">
            <text:p>0.962318</text:p>
          </table:table-cell>
          <table:table-cell table:number-columns-repeated="10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2048" calcext:value-type="float">
            <text:p>2048</text:p>
          </table:table-cell>
          <table:table-cell office:value-type="float" office:value="0.994021" calcext:value-type="float">
            <text:p>0.994021</text:p>
          </table:table-cell>
          <table:table-cell table:number-columns-repeated="10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4096" calcext:value-type="float">
            <text:p>4096</text:p>
          </table:table-cell>
          <table:table-cell office:value-type="float" office:value="1.011569" calcext:value-type="float">
            <text:p>1.011569</text:p>
          </table:table-cell>
          <table:table-cell table:number-columns-repeated="10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192" calcext:value-type="float">
            <text:p>8192</text:p>
          </table:table-cell>
          <table:table-cell office:value-type="float" office:value="1.073268" calcext:value-type="float">
            <text:p>1.073268</text:p>
          </table:table-cell>
          <table:table-cell table:number-columns-repeated="10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" calcext:value-type="float">
            <text:p>1</text:p>
          </table:table-cell>
          <table:table-cell office:value-type="float" office:value="0.716166" calcext:value-type="float">
            <text:p>0.716166</text:p>
          </table:table-cell>
          <table:table-cell table:number-columns-repeated="10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" calcext:value-type="float">
            <text:p>2</text:p>
          </table:table-cell>
          <table:table-cell office:value-type="float" office:value="0.71643" calcext:value-type="float">
            <text:p>0.71643</text:p>
          </table:table-cell>
          <table:table-cell table:number-columns-repeated="10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" calcext:value-type="float">
            <text:p>4</text:p>
          </table:table-cell>
          <table:table-cell office:value-type="float" office:value="0.714081" calcext:value-type="float">
            <text:p>0.714081</text:p>
          </table:table-cell>
          <table:table-cell table:number-columns-repeated="10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8" calcext:value-type="float">
            <text:p>8</text:p>
          </table:table-cell>
          <table:table-cell office:value-type="float" office:value="0.717627" calcext:value-type="float">
            <text:p>0.717627</text:p>
          </table:table-cell>
          <table:table-cell table:number-columns-repeated="10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6" calcext:value-type="float">
            <text:p>16</text:p>
          </table:table-cell>
          <table:table-cell office:value-type="float" office:value="0.719365" calcext:value-type="float">
            <text:p>0.719365</text:p>
          </table:table-cell>
          <table:table-cell table:number-columns-repeated="10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2" calcext:value-type="float">
            <text:p>32</text:p>
          </table:table-cell>
          <table:table-cell office:value-type="float" office:value="0.726508" calcext:value-type="float">
            <text:p>0.726508</text:p>
          </table:table-cell>
          <table:table-cell table:number-columns-repeated="10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64" calcext:value-type="float">
            <text:p>64</text:p>
          </table:table-cell>
          <table:table-cell office:value-type="float" office:value="0.74062" calcext:value-type="float">
            <text:p>0.74062</text:p>
          </table:table-cell>
          <table:table-cell table:number-columns-repeated="10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28" calcext:value-type="float">
            <text:p>128</text:p>
          </table:table-cell>
          <table:table-cell office:value-type="float" office:value="0.767444" calcext:value-type="float">
            <text:p>0.767444</text:p>
          </table:table-cell>
          <table:table-cell table:number-columns-repeated="10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56" calcext:value-type="float">
            <text:p>256</text:p>
          </table:table-cell>
          <table:table-cell office:value-type="float" office:value="0.835594" calcext:value-type="float">
            <text:p>0.835594</text:p>
          </table:table-cell>
          <table:table-cell table:number-columns-repeated="10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0.962708" calcext:value-type="float">
            <text:p>0.962708</text:p>
          </table:table-cell>
          <table:table-cell table:number-columns-repeated="10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0.94028" calcext:value-type="float">
            <text:p>0.94028</text:p>
          </table:table-cell>
          <table:table-cell table:number-columns-repeated="10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048" calcext:value-type="float">
            <text:p>2048</text:p>
          </table:table-cell>
          <table:table-cell office:value-type="float" office:value="0.958911" calcext:value-type="float">
            <text:p>0.958911</text:p>
          </table:table-cell>
          <table:table-cell table:number-columns-repeated="10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096" calcext:value-type="float">
            <text:p>4096</text:p>
          </table:table-cell>
          <table:table-cell office:value-type="float" office:value="1.177997" calcext:value-type="float">
            <text:p>1.177997</text:p>
          </table:table-cell>
          <table:table-cell table:number-columns-repeated="10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8192" calcext:value-type="float">
            <text:p>8192</text:p>
          </table:table-cell>
          <table:table-cell office:value-type="float" office:value="1.000152" calcext:value-type="float">
            <text:p>1.000152</text:p>
          </table:table-cell>
          <table:table-cell table:number-columns-repeated="10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6384" calcext:value-type="float">
            <text:p>16384</text:p>
          </table:table-cell>
          <table:table-cell office:value-type="float" office:value="1.072402" calcext:value-type="float">
            <text:p>1.072402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office:value-type="float" office:value="0.714087" calcext:value-type="float">
            <text:p>0.714087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" calcext:value-type="float">
            <text:p>2</text:p>
          </table:table-cell>
          <table:table-cell office:value-type="float" office:value="0.724706" calcext:value-type="float">
            <text:p>0.724706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float" office:value="0.713256" calcext:value-type="float">
            <text:p>0.713256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8" calcext:value-type="float">
            <text:p>8</text:p>
          </table:table-cell>
          <table:table-cell office:value-type="float" office:value="0.71391" calcext:value-type="float">
            <text:p>0.71391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6" calcext:value-type="float">
            <text:p>16</text:p>
          </table:table-cell>
          <table:table-cell office:value-type="float" office:value="0.723247" calcext:value-type="float">
            <text:p>0.723247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32" calcext:value-type="float">
            <text:p>32</text:p>
          </table:table-cell>
          <table:table-cell office:value-type="float" office:value="0.973198" calcext:value-type="float">
            <text:p>0.973198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.95182" calcext:value-type="float">
            <text:p>1.95182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28" calcext:value-type="float">
            <text:p>128</text:p>
          </table:table-cell>
          <table:table-cell office:value-type="float" office:value="1.96877" calcext:value-type="float">
            <text:p>1.96877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 office:value-type="float" office:value="1.969558" calcext:value-type="float">
            <text:p>1.969558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512" calcext:value-type="float">
            <text:p>512</text:p>
          </table:table-cell>
          <table:table-cell office:value-type="float" office:value="1.976811" calcext:value-type="float">
            <text:p>1.976811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024" calcext:value-type="float">
            <text:p>1024</text:p>
          </table:table-cell>
          <table:table-cell office:value-type="float" office:value="3.367079" calcext:value-type="float">
            <text:p>3.367079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048" calcext:value-type="float">
            <text:p>2048</text:p>
          </table:table-cell>
          <table:table-cell office:value-type="float" office:value="3.973142" calcext:value-type="float">
            <text:p>3.973142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4096" calcext:value-type="float">
            <text:p>4096</text:p>
          </table:table-cell>
          <table:table-cell office:value-type="float" office:value="4.115223" calcext:value-type="float">
            <text:p>4.115223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8192" calcext:value-type="float">
            <text:p>8192</text:p>
          </table:table-cell>
          <table:table-cell office:value-type="float" office:value="1.307581" calcext:value-type="float">
            <text:p>1.307581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6384" calcext:value-type="float">
            <text:p>16384</text:p>
          </table:table-cell>
          <table:table-cell office:value-type="float" office:value="1.017922" calcext:value-type="float">
            <text:p>1.017922</text:p>
          </table:table-cell>
          <table:table-cell table:number-columns-repeated="10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32768" calcext:value-type="float">
            <text:p>32768</text:p>
          </table:table-cell>
          <table:table-cell office:value-type="float" office:value="1.08599" calcext:value-type="float">
            <text:p>1.08599</text:p>
          </table:table-cell>
          <table:table-cell table:number-columns-repeated="10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0.714327" calcext:value-type="float">
            <text:p>0.714327</text:p>
          </table:table-cell>
          <table:table-cell table:number-columns-repeated="10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0.714239" calcext:value-type="float">
            <text:p>0.714239</text:p>
          </table:table-cell>
          <table:table-cell table:number-columns-repeated="10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0.715778" calcext:value-type="float">
            <text:p>0.715778</text:p>
          </table:table-cell>
          <table:table-cell table:number-columns-repeated="10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0.713908" calcext:value-type="float">
            <text:p>0.713908</text:p>
          </table:table-cell>
          <table:table-cell table:number-columns-repeated="10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0.721856" calcext:value-type="float">
            <text:p>0.721856</text:p>
          </table:table-cell>
          <table:table-cell table:number-columns-repeated="10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0.984604" calcext:value-type="float">
            <text:p>0.984604</text:p>
          </table:table-cell>
          <table:table-cell table:number-columns-repeated="10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64" calcext:value-type="float">
            <text:p>64</text:p>
          </table:table-cell>
          <table:table-cell office:value-type="float" office:value="1.966897" calcext:value-type="float">
            <text:p>1.966897</text:p>
          </table:table-cell>
          <table:table-cell table:number-columns-repeated="10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28" calcext:value-type="float">
            <text:p>128</text:p>
          </table:table-cell>
          <table:table-cell office:value-type="float" office:value="1.987123" calcext:value-type="float">
            <text:p>1.987123</text:p>
          </table:table-cell>
          <table:table-cell table:number-columns-repeated="10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56" calcext:value-type="float">
            <text:p>256</text:p>
          </table:table-cell>
          <table:table-cell office:value-type="float" office:value="1.990306" calcext:value-type="float">
            <text:p>1.990306</text:p>
          </table:table-cell>
          <table:table-cell table:number-columns-repeated="10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512" calcext:value-type="float">
            <text:p>512</text:p>
          </table:table-cell>
          <table:table-cell office:value-type="float" office:value="2.019617" calcext:value-type="float">
            <text:p>2.019617</text:p>
          </table:table-cell>
          <table:table-cell table:number-columns-repeated="10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024" calcext:value-type="float">
            <text:p>1024</text:p>
          </table:table-cell>
          <table:table-cell office:value-type="float" office:value="3.43301" calcext:value-type="float">
            <text:p>3.43301</text:p>
          </table:table-cell>
          <table:table-cell table:number-columns-repeated="10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2048" calcext:value-type="float">
            <text:p>2048</text:p>
          </table:table-cell>
          <table:table-cell office:value-type="float" office:value="4.612258" calcext:value-type="float">
            <text:p>4.612258</text:p>
          </table:table-cell>
          <table:table-cell table:number-columns-repeated="10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4096" calcext:value-type="float">
            <text:p>4096</text:p>
          </table:table-cell>
          <table:table-cell office:value-type="float" office:value="5.911839" calcext:value-type="float">
            <text:p>5.911839</text:p>
          </table:table-cell>
          <table:table-cell table:number-columns-repeated="10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8192" calcext:value-type="float">
            <text:p>8192</text:p>
          </table:table-cell>
          <table:table-cell office:value-type="float" office:value="4.286053" calcext:value-type="float">
            <text:p>4.286053</text:p>
          </table:table-cell>
          <table:table-cell table:number-columns-repeated="10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6384" calcext:value-type="float">
            <text:p>16384</text:p>
          </table:table-cell>
          <table:table-cell office:value-type="float" office:value="1.179337" calcext:value-type="float">
            <text:p>1.179337</text:p>
          </table:table-cell>
          <table:table-cell table:number-columns-repeated="10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32768" calcext:value-type="float">
            <text:p>32768</text:p>
          </table:table-cell>
          <table:table-cell office:value-type="float" office:value="0.986986" calcext:value-type="float">
            <text:p>0.986986</text:p>
          </table:table-cell>
          <table:table-cell table:number-columns-repeated="10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65536" calcext:value-type="float">
            <text:p>65536</text:p>
          </table:table-cell>
          <table:table-cell office:value-type="float" office:value="1.072257" calcext:value-type="float">
            <text:p>1.072257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" calcext:value-type="float">
            <text:p>1</text:p>
          </table:table-cell>
          <table:table-cell office:value-type="float" office:value="0.715327" calcext:value-type="float">
            <text:p>0.715327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" calcext:value-type="float">
            <text:p>2</text:p>
          </table:table-cell>
          <table:table-cell office:value-type="float" office:value="0.71312" calcext:value-type="float">
            <text:p>0.71312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office:value-type="float" office:value="0.713399" calcext:value-type="float">
            <text:p>0.713399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8" calcext:value-type="float">
            <text:p>8</text:p>
          </table:table-cell>
          <table:table-cell office:value-type="float" office:value="0.713571" calcext:value-type="float">
            <text:p>0.713571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6" calcext:value-type="float">
            <text:p>16</text:p>
          </table:table-cell>
          <table:table-cell office:value-type="float" office:value="0.740589" calcext:value-type="float">
            <text:p>0.740589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2" calcext:value-type="float">
            <text:p>32</text:p>
          </table:table-cell>
          <table:table-cell office:value-type="float" office:value="1.105496" calcext:value-type="float">
            <text:p>1.105496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2.193992" calcext:value-type="float">
            <text:p>2.193992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28" calcext:value-type="float">
            <text:p>128</text:p>
          </table:table-cell>
          <table:table-cell office:value-type="float" office:value="2.208241" calcext:value-type="float">
            <text:p>2.208241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56" calcext:value-type="float">
            <text:p>256</text:p>
          </table:table-cell>
          <table:table-cell office:value-type="float" office:value="2.221486" calcext:value-type="float">
            <text:p>2.221486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512" calcext:value-type="float">
            <text:p>512</text:p>
          </table:table-cell>
          <table:table-cell office:value-type="float" office:value="2.093426" calcext:value-type="float">
            <text:p>2.093426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024" calcext:value-type="float">
            <text:p>1024</text:p>
          </table:table-cell>
          <table:table-cell office:value-type="float" office:value="3.521798" calcext:value-type="float">
            <text:p>3.521798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2048" calcext:value-type="float">
            <text:p>2048</text:p>
          </table:table-cell>
          <table:table-cell office:value-type="float" office:value="4.792901" calcext:value-type="float">
            <text:p>4.792901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4096" calcext:value-type="float">
            <text:p>4096</text:p>
          </table:table-cell>
          <table:table-cell office:value-type="float" office:value="6.834415" calcext:value-type="float">
            <text:p>6.834415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8192" calcext:value-type="float">
            <text:p>8192</text:p>
          </table:table-cell>
          <table:table-cell office:value-type="float" office:value="5.712381" calcext:value-type="float">
            <text:p>5.712381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6384" calcext:value-type="float">
            <text:p>16384</text:p>
          </table:table-cell>
          <table:table-cell office:value-type="float" office:value="4.450682" calcext:value-type="float">
            <text:p>4.450682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2768" calcext:value-type="float">
            <text:p>32768</text:p>
          </table:table-cell>
          <table:table-cell office:value-type="float" office:value="1.1777" calcext:value-type="float">
            <text:p>1.1777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65536" calcext:value-type="float">
            <text:p>65536</text:p>
          </table:table-cell>
          <table:table-cell office:value-type="float" office:value="0.985754" calcext:value-type="float">
            <text:p>0.985754</text:p>
          </table:table-cell>
          <table:table-cell table:number-columns-repeated="10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.074336" calcext:value-type="float">
            <text:p>1.074336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" calcext:value-type="float">
            <text:p>1</text:p>
          </table:table-cell>
          <table:table-cell office:value-type="float" office:value="0.713267" calcext:value-type="float">
            <text:p>0.713267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" calcext:value-type="float">
            <text:p>2</text:p>
          </table:table-cell>
          <table:table-cell office:value-type="float" office:value="0.713494" calcext:value-type="float">
            <text:p>0.713494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" calcext:value-type="float">
            <text:p>4</text:p>
          </table:table-cell>
          <table:table-cell office:value-type="float" office:value="0.713835" calcext:value-type="float">
            <text:p>0.713835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8" calcext:value-type="float">
            <text:p>8</text:p>
          </table:table-cell>
          <table:table-cell office:value-type="float" office:value="0.714673" calcext:value-type="float">
            <text:p>0.714673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6" calcext:value-type="float">
            <text:p>16</text:p>
          </table:table-cell>
          <table:table-cell office:value-type="float" office:value="0.769047" calcext:value-type="float">
            <text:p>0.769047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32" calcext:value-type="float">
            <text:p>32</text:p>
          </table:table-cell>
          <table:table-cell office:value-type="float" office:value="1.267841" calcext:value-type="float">
            <text:p>1.267841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64" calcext:value-type="float">
            <text:p>64</text:p>
          </table:table-cell>
          <table:table-cell office:value-type="float" office:value="2.507126" calcext:value-type="float">
            <text:p>2.507126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28" calcext:value-type="float">
            <text:p>128</text:p>
          </table:table-cell>
          <table:table-cell office:value-type="float" office:value="2.639364" calcext:value-type="float">
            <text:p>2.639364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56" calcext:value-type="float">
            <text:p>256</text:p>
          </table:table-cell>
          <table:table-cell office:value-type="float" office:value="2.71509" calcext:value-type="float">
            <text:p>2.71509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512" calcext:value-type="float">
            <text:p>512</text:p>
          </table:table-cell>
          <table:table-cell office:value-type="float" office:value="2.407857" calcext:value-type="float">
            <text:p>2.407857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024" calcext:value-type="float">
            <text:p>1024</text:p>
          </table:table-cell>
          <table:table-cell office:value-type="float" office:value="3.778762" calcext:value-type="float">
            <text:p>3.778762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048" calcext:value-type="float">
            <text:p>2048</text:p>
          </table:table-cell>
          <table:table-cell office:value-type="float" office:value="4.955015" calcext:value-type="float">
            <text:p>4.955015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096" calcext:value-type="float">
            <text:p>4096</text:p>
          </table:table-cell>
          <table:table-cell office:value-type="float" office:value="7.793186" calcext:value-type="float">
            <text:p>7.793186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8192" calcext:value-type="float">
            <text:p>8192</text:p>
          </table:table-cell>
          <table:table-cell office:value-type="float" office:value="7.123767" calcext:value-type="float">
            <text:p>7.123767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6384" calcext:value-type="float">
            <text:p>16384</text:p>
          </table:table-cell>
          <table:table-cell office:value-type="float" office:value="7.274038" calcext:value-type="float">
            <text:p>7.274038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32768" calcext:value-type="float">
            <text:p>32768</text:p>
          </table:table-cell>
          <table:table-cell office:value-type="float" office:value="4.965141" calcext:value-type="float">
            <text:p>4.965141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65536" calcext:value-type="float">
            <text:p>65536</text:p>
          </table:table-cell>
          <table:table-cell office:value-type="float" office:value="1.851818" calcext:value-type="float">
            <text:p>1.851818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31072" calcext:value-type="float">
            <text:p>131072</text:p>
          </table:table-cell>
          <table:table-cell office:value-type="float" office:value="0.987866" calcext:value-type="float">
            <text:p>0.987866</text:p>
          </table:table-cell>
          <table:table-cell table:number-columns-repeated="10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262144" calcext:value-type="float">
            <text:p>262144</text:p>
          </table:table-cell>
          <table:table-cell office:value-type="float" office:value="1.0755" calcext:value-type="float">
            <text:p>1.0755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" calcext:value-type="float">
            <text:p>1</text:p>
          </table:table-cell>
          <table:table-cell office:value-type="float" office:value="0.714481" calcext:value-type="float">
            <text:p>0.714481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" calcext:value-type="float">
            <text:p>2</text:p>
          </table:table-cell>
          <table:table-cell office:value-type="float" office:value="0.716174" calcext:value-type="float">
            <text:p>0.716174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4" calcext:value-type="float">
            <text:p>4</text:p>
          </table:table-cell>
          <table:table-cell office:value-type="float" office:value="0.713879" calcext:value-type="float">
            <text:p>0.713879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8" calcext:value-type="float">
            <text:p>8</text:p>
          </table:table-cell>
          <table:table-cell office:value-type="float" office:value="0.714809" calcext:value-type="float">
            <text:p>0.714809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6" calcext:value-type="float">
            <text:p>16</text:p>
          </table:table-cell>
          <table:table-cell office:value-type="float" office:value="0.770257" calcext:value-type="float">
            <text:p>0.770257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32" calcext:value-type="float">
            <text:p>32</text:p>
          </table:table-cell>
          <table:table-cell office:value-type="float" office:value="1.27041" calcext:value-type="float">
            <text:p>1.27041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64" calcext:value-type="float">
            <text:p>64</text:p>
          </table:table-cell>
          <table:table-cell office:value-type="float" office:value="2.51084" calcext:value-type="float">
            <text:p>2.51084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28" calcext:value-type="float">
            <text:p>128</text:p>
          </table:table-cell>
          <table:table-cell office:value-type="float" office:value="2.683216" calcext:value-type="float">
            <text:p>2.683216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56" calcext:value-type="float">
            <text:p>256</text:p>
          </table:table-cell>
          <table:table-cell office:value-type="float" office:value="2.836359" calcext:value-type="float">
            <text:p>2.836359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512" calcext:value-type="float">
            <text:p>512</text:p>
          </table:table-cell>
          <table:table-cell office:value-type="float" office:value="2.41769" calcext:value-type="float">
            <text:p>2.41769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024" calcext:value-type="float">
            <text:p>1024</text:p>
          </table:table-cell>
          <table:table-cell office:value-type="float" office:value="3.774595" calcext:value-type="float">
            <text:p>3.774595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048" calcext:value-type="float">
            <text:p>2048</text:p>
          </table:table-cell>
          <table:table-cell office:value-type="float" office:value="4.940696" calcext:value-type="float">
            <text:p>4.940696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4096" calcext:value-type="float">
            <text:p>4096</text:p>
          </table:table-cell>
          <table:table-cell office:value-type="float" office:value="7.762024" calcext:value-type="float">
            <text:p>7.762024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8192" calcext:value-type="float">
            <text:p>8192</text:p>
          </table:table-cell>
          <table:table-cell office:value-type="float" office:value="7.876001" calcext:value-type="float">
            <text:p>7.876001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6384" calcext:value-type="float">
            <text:p>16384</text:p>
          </table:table-cell>
          <table:table-cell office:value-type="float" office:value="7.790187" calcext:value-type="float">
            <text:p>7.790187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32768" calcext:value-type="float">
            <text:p>32768</text:p>
          </table:table-cell>
          <table:table-cell office:value-type="float" office:value="7.316978" calcext:value-type="float">
            <text:p>7.316978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65536" calcext:value-type="float">
            <text:p>65536</text:p>
          </table:table-cell>
          <table:table-cell office:value-type="float" office:value="4.974329" calcext:value-type="float">
            <text:p>4.974329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131072" calcext:value-type="float">
            <text:p>131072</text:p>
          </table:table-cell>
          <table:table-cell office:value-type="float" office:value="1.850755" calcext:value-type="float">
            <text:p>1.850755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262144" calcext:value-type="float">
            <text:p>262144</text:p>
          </table:table-cell>
          <table:table-cell office:value-type="float" office:value="0.985512" calcext:value-type="float">
            <text:p>0.985512</text:p>
          </table:table-cell>
          <table:table-cell table:number-columns-repeated="10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524288" calcext:value-type="float">
            <text:p>524288</text:p>
          </table:table-cell>
          <table:table-cell office:value-type="float" office:value="1.073709" calcext:value-type="float">
            <text:p>1.073709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22T16:08:18.742923698</dc:date>
    <meta:editing-duration>PT2M47S</meta:editing-duration>
    <meta:editing-cycles>1</meta:editing-cycles>
    <meta:document-statistic meta:table-count="1" meta:cell-count="556" meta:object-count="1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0.187cm" svg:height="16.98cm" xlink:href=".." xlink:type="simple" chart:class="chart:line" chart:style-name="ch1">
        <chart:title svg:x="12.351cm" svg:y="0.474cm" chart:style-name="ch2">
          <text:p>AMAT in Function of Stride</text:p>
        </chart:title>
        <chart:subtitle svg:x="12.483cm" svg:y="1.514cm" chart:style-name="ch3">
          <text:p>Estimated cache size varying</text:p>
        </chart:subtitle>
        <chart:legend chart:legend-position="end" svg:x="27.547cm" svg:y="6.764cm" style:legend-expansion="high" chart:style-name="ch4"/>
        <chart:plot-area chart:style-name="ch5" table:cell-range-address="try3.E3:try3.M23" chart:data-source-has-labels="both" svg:x="1.562cm" svg:y="2.456cm" svg:width="25.382cm" svg:height="13.256cm">
          <chartooo:coordinate-region svg:x="1.998cm" svg:y="2.617cm" svg:width="24.389cm" svg:height="12.527cm"/>
          <chart:axis chart:dimension="x" chart:name="primary-x" chart:style-name="ch6" chartooo:axis-type="auto">
            <chartooo:date-scale/>
            <chart:title svg:x="13.772cm" svg:y="16.051cm" chart:style-name="ch7">
              <text:p>Stride</text:p>
            </chart:title>
            <chart:categories table:cell-range-address="try3.E4:try3.E23"/>
          </chart:axis>
          <chart:axis chart:dimension="y" chart:name="primary-y" chart:style-name="ch6">
            <chart:title svg:x="0.451cm" svg:y="9.895cm" chart:style-name="ch8">
              <text:p>AMAT (ns)</text:p>
            </chart:title>
            <chart:grid chart:style-name="ch9" chart:class="major"/>
          </chart:axis>
          <chart:series chart:style-name="ch10" chart:values-cell-range-address="try3.F4:try3.F23" chart:label-cell-address="try3.F3:try3.F3" chart:class="chart:line">
            <chart:data-point chart:repeated="20"/>
          </chart:series>
          <chart:series chart:style-name="ch11" chart:values-cell-range-address="try3.G4:try3.G23" chart:label-cell-address="try3.G3:try3.G3" chart:class="chart:line">
            <chart:data-point chart:repeated="20"/>
          </chart:series>
          <chart:series chart:style-name="ch12" chart:values-cell-range-address="try3.H4:try3.H23" chart:label-cell-address="try3.H3:try3.H3" chart:class="chart:line">
            <chart:data-point chart:repeated="20"/>
          </chart:series>
          <chart:series chart:style-name="ch13" chart:values-cell-range-address="try3.I4:try3.I23" chart:label-cell-address="try3.I3:try3.I3" chart:class="chart:line">
            <chart:data-point chart:repeated="20"/>
          </chart:series>
          <chart:series chart:style-name="ch14" chart:values-cell-range-address="try3.J4:try3.J23" chart:label-cell-address="try3.J3:try3.J3" chart:class="chart:line">
            <chart:data-point chart:repeated="20"/>
          </chart:series>
          <chart:series chart:style-name="ch15" chart:values-cell-range-address="try3.K4:try3.K23" chart:label-cell-address="try3.K3:try3.K3" chart:class="chart:line">
            <chart:data-point chart:repeated="20"/>
          </chart:series>
          <chart:series chart:style-name="ch16" chart:values-cell-range-address="try3.L4:try3.L23" chart:label-cell-address="try3.L3:try3.L3" chart:class="chart:line">
            <chart:data-point chart:repeated="20"/>
          </chart:series>
          <chart:series chart:style-name="ch17" chart:values-cell-range-address="try3.M4:try3.M23" chart:label-cell-address="try3.M3:try3.M3" chart:class="chart:line">
            <chart:data-point chart:repeated="20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192</text:p>
                <draw:g>
                  <svg:desc>try3.F3:try3.F3</svg:desc>
                </draw:g>
              </table:table-cell>
              <table:table-cell office:value-type="string">
                <text:p>16384</text:p>
                <draw:g>
                  <svg:desc>try3.G3:try3.G3</svg:desc>
                </draw:g>
              </table:table-cell>
              <table:table-cell office:value-type="string">
                <text:p>32768</text:p>
                <draw:g>
                  <svg:desc>try3.H3:try3.H3</svg:desc>
                </draw:g>
              </table:table-cell>
              <table:table-cell office:value-type="string">
                <text:p>65536</text:p>
                <draw:g>
                  <svg:desc>try3.I3:try3.I3</svg:desc>
                </draw:g>
              </table:table-cell>
              <table:table-cell office:value-type="string">
                <text:p>131072</text:p>
                <draw:g>
                  <svg:desc>try3.J3:try3.J3</svg:desc>
                </draw:g>
              </table:table-cell>
              <table:table-cell office:value-type="string">
                <text:p>262144</text:p>
                <draw:g>
                  <svg:desc>try3.K3:try3.K3</svg:desc>
                </draw:g>
              </table:table-cell>
              <table:table-cell office:value-type="string">
                <text:p>524288</text:p>
                <draw:g>
                  <svg:desc>try3.L3:try3.L3</svg:desc>
                </draw:g>
              </table:table-cell>
              <table:table-cell office:value-type="string">
                <text:p>1048576</text:p>
                <draw:g>
                  <svg:desc>try3.M3:try3.M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ry3.E4:try3.E23</svg:desc>
                </draw:g>
              </table:table-cell>
              <table:table-cell office:value-type="float" office:value="0.733295">
                <text:p>0.733295</text:p>
                <draw:g>
                  <svg:desc>try3.F4:try3.F23</svg:desc>
                </draw:g>
              </table:table-cell>
              <table:table-cell office:value-type="float" office:value="0.750509">
                <text:p>0.750509</text:p>
                <draw:g>
                  <svg:desc>try3.G4:try3.G23</svg:desc>
                </draw:g>
              </table:table-cell>
              <table:table-cell office:value-type="float" office:value="0.716166">
                <text:p>0.716166</text:p>
                <draw:g>
                  <svg:desc>try3.H4:try3.H23</svg:desc>
                </draw:g>
              </table:table-cell>
              <table:table-cell office:value-type="float" office:value="0.714087">
                <text:p>0.714087</text:p>
                <draw:g>
                  <svg:desc>try3.I4:try3.I23</svg:desc>
                </draw:g>
              </table:table-cell>
              <table:table-cell office:value-type="float" office:value="0.714327">
                <text:p>0.714327</text:p>
                <draw:g>
                  <svg:desc>try3.J4:try3.J23</svg:desc>
                </draw:g>
              </table:table-cell>
              <table:table-cell office:value-type="float" office:value="0.715327">
                <text:p>0.715327</text:p>
                <draw:g>
                  <svg:desc>try3.K4:try3.K23</svg:desc>
                </draw:g>
              </table:table-cell>
              <table:table-cell office:value-type="float" office:value="0.713267">
                <text:p>0.713267</text:p>
                <draw:g>
                  <svg:desc>try3.L4:try3.L23</svg:desc>
                </draw:g>
              </table:table-cell>
              <table:table-cell office:value-type="float" office:value="0.714481">
                <text:p>0.714481</text:p>
                <draw:g>
                  <svg:desc>try3.M4:try3.M23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44484">
                <text:p>0.744484</text:p>
              </table:table-cell>
              <table:table-cell office:value-type="float" office:value="0.761327">
                <text:p>0.761327</text:p>
              </table:table-cell>
              <table:table-cell office:value-type="float" office:value="0.71643">
                <text:p>0.71643</text:p>
              </table:table-cell>
              <table:table-cell office:value-type="float" office:value="0.724706">
                <text:p>0.724706</text:p>
              </table:table-cell>
              <table:table-cell office:value-type="float" office:value="0.714239">
                <text:p>0.714239</text:p>
              </table:table-cell>
              <table:table-cell office:value-type="float" office:value="0.71312">
                <text:p>0.71312</text:p>
              </table:table-cell>
              <table:table-cell office:value-type="float" office:value="0.713494">
                <text:p>0.713494</text:p>
              </table:table-cell>
              <table:table-cell office:value-type="float" office:value="0.716174">
                <text:p>0.71617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43585">
                <text:p>0.743585</text:p>
              </table:table-cell>
              <table:table-cell office:value-type="float" office:value="0.712694">
                <text:p>0.712694</text:p>
              </table:table-cell>
              <table:table-cell office:value-type="float" office:value="0.714081">
                <text:p>0.714081</text:p>
              </table:table-cell>
              <table:table-cell office:value-type="float" office:value="0.713256">
                <text:p>0.713256</text:p>
              </table:table-cell>
              <table:table-cell office:value-type="float" office:value="0.715778">
                <text:p>0.715778</text:p>
              </table:table-cell>
              <table:table-cell office:value-type="float" office:value="0.713399">
                <text:p>0.713399</text:p>
              </table:table-cell>
              <table:table-cell office:value-type="float" office:value="0.713835">
                <text:p>0.713835</text:p>
              </table:table-cell>
              <table:table-cell office:value-type="float" office:value="0.713879">
                <text:p>0.71387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47604">
                <text:p>0.747604</text:p>
              </table:table-cell>
              <table:table-cell office:value-type="float" office:value="0.72283">
                <text:p>0.72283</text:p>
              </table:table-cell>
              <table:table-cell office:value-type="float" office:value="0.717627">
                <text:p>0.717627</text:p>
              </table:table-cell>
              <table:table-cell office:value-type="float" office:value="0.71391">
                <text:p>0.71391</text:p>
              </table:table-cell>
              <table:table-cell office:value-type="float" office:value="0.713908">
                <text:p>0.713908</text:p>
              </table:table-cell>
              <table:table-cell office:value-type="float" office:value="0.713571">
                <text:p>0.713571</text:p>
              </table:table-cell>
              <table:table-cell office:value-type="float" office:value="0.714673">
                <text:p>0.714673</text:p>
              </table:table-cell>
              <table:table-cell office:value-type="float" office:value="0.714809">
                <text:p>0.71480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759291">
                <text:p>0.759291</text:p>
              </table:table-cell>
              <table:table-cell office:value-type="float" office:value="0.733534">
                <text:p>0.733534</text:p>
              </table:table-cell>
              <table:table-cell office:value-type="float" office:value="0.719365">
                <text:p>0.719365</text:p>
              </table:table-cell>
              <table:table-cell office:value-type="float" office:value="0.723247">
                <text:p>0.723247</text:p>
              </table:table-cell>
              <table:table-cell office:value-type="float" office:value="0.721856">
                <text:p>0.721856</text:p>
              </table:table-cell>
              <table:table-cell office:value-type="float" office:value="0.740589">
                <text:p>0.740589</text:p>
              </table:table-cell>
              <table:table-cell office:value-type="float" office:value="0.769047">
                <text:p>0.769047</text:p>
              </table:table-cell>
              <table:table-cell office:value-type="float" office:value="0.770257">
                <text:p>0.77025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823816">
                <text:p>0.823816</text:p>
              </table:table-cell>
              <table:table-cell office:value-type="float" office:value="0.737292">
                <text:p>0.737292</text:p>
              </table:table-cell>
              <table:table-cell office:value-type="float" office:value="0.726508">
                <text:p>0.726508</text:p>
              </table:table-cell>
              <table:table-cell office:value-type="float" office:value="0.973198">
                <text:p>0.973198</text:p>
              </table:table-cell>
              <table:table-cell office:value-type="float" office:value="0.984604">
                <text:p>0.984604</text:p>
              </table:table-cell>
              <table:table-cell office:value-type="float" office:value="1.105496">
                <text:p>1.105496</text:p>
              </table:table-cell>
              <table:table-cell office:value-type="float" office:value="1.267841">
                <text:p>1.267841</text:p>
              </table:table-cell>
              <table:table-cell office:value-type="float" office:value="1.27041">
                <text:p>1.2704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857379">
                <text:p>0.857379</text:p>
              </table:table-cell>
              <table:table-cell office:value-type="float" office:value="0.770569">
                <text:p>0.770569</text:p>
              </table:table-cell>
              <table:table-cell office:value-type="float" office:value="0.74062">
                <text:p>0.74062</text:p>
              </table:table-cell>
              <table:table-cell office:value-type="float" office:value="1.95182">
                <text:p>1.95182</text:p>
              </table:table-cell>
              <table:table-cell office:value-type="float" office:value="1.966897">
                <text:p>1.966897</text:p>
              </table:table-cell>
              <table:table-cell office:value-type="float" office:value="2.193992">
                <text:p>2.193992</text:p>
              </table:table-cell>
              <table:table-cell office:value-type="float" office:value="2.507126">
                <text:p>2.507126</text:p>
              </table:table-cell>
              <table:table-cell office:value-type="float" office:value="2.51084">
                <text:p>2.5108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971417">
                <text:p>0.971417</text:p>
              </table:table-cell>
              <table:table-cell office:value-type="float" office:value="0.827115">
                <text:p>0.827115</text:p>
              </table:table-cell>
              <table:table-cell office:value-type="float" office:value="0.767444">
                <text:p>0.767444</text:p>
              </table:table-cell>
              <table:table-cell office:value-type="float" office:value="1.96877">
                <text:p>1.96877</text:p>
              </table:table-cell>
              <table:table-cell office:value-type="float" office:value="1.987123">
                <text:p>1.987123</text:p>
              </table:table-cell>
              <table:table-cell office:value-type="float" office:value="2.208241">
                <text:p>2.208241</text:p>
              </table:table-cell>
              <table:table-cell office:value-type="float" office:value="2.639364">
                <text:p>2.639364</text:p>
              </table:table-cell>
              <table:table-cell office:value-type="float" office:value="2.683216">
                <text:p>2.68321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.045783">
                <text:p>1.045783</text:p>
              </table:table-cell>
              <table:table-cell office:value-type="float" office:value="0.946942">
                <text:p>0.946942</text:p>
              </table:table-cell>
              <table:table-cell office:value-type="float" office:value="0.835594">
                <text:p>0.835594</text:p>
              </table:table-cell>
              <table:table-cell office:value-type="float" office:value="1.969558">
                <text:p>1.969558</text:p>
              </table:table-cell>
              <table:table-cell office:value-type="float" office:value="1.990306">
                <text:p>1.990306</text:p>
              </table:table-cell>
              <table:table-cell office:value-type="float" office:value="2.221486">
                <text:p>2.221486</text:p>
              </table:table-cell>
              <table:table-cell office:value-type="float" office:value="2.71509">
                <text:p>2.71509</text:p>
              </table:table-cell>
              <table:table-cell office:value-type="float" office:value="2.836359">
                <text:p>2.83635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996166">
                <text:p>0.996166</text:p>
              </table:table-cell>
              <table:table-cell office:value-type="float" office:value="0.937102">
                <text:p>0.937102</text:p>
              </table:table-cell>
              <table:table-cell office:value-type="float" office:value="0.962708">
                <text:p>0.962708</text:p>
              </table:table-cell>
              <table:table-cell office:value-type="float" office:value="1.976811">
                <text:p>1.976811</text:p>
              </table:table-cell>
              <table:table-cell office:value-type="float" office:value="2.019617">
                <text:p>2.019617</text:p>
              </table:table-cell>
              <table:table-cell office:value-type="float" office:value="2.093426">
                <text:p>2.093426</text:p>
              </table:table-cell>
              <table:table-cell office:value-type="float" office:value="2.407857">
                <text:p>2.407857</text:p>
              </table:table-cell>
              <table:table-cell office:value-type="float" office:value="2.41769">
                <text:p>2.4176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1.01993">
                <text:p>1.01993</text:p>
              </table:table-cell>
              <table:table-cell office:value-type="float" office:value="0.962318">
                <text:p>0.962318</text:p>
              </table:table-cell>
              <table:table-cell office:value-type="float" office:value="0.94028">
                <text:p>0.94028</text:p>
              </table:table-cell>
              <table:table-cell office:value-type="float" office:value="3.367079">
                <text:p>3.367079</text:p>
              </table:table-cell>
              <table:table-cell office:value-type="float" office:value="3.43301">
                <text:p>3.43301</text:p>
              </table:table-cell>
              <table:table-cell office:value-type="float" office:value="3.521798">
                <text:p>3.521798</text:p>
              </table:table-cell>
              <table:table-cell office:value-type="float" office:value="3.778762">
                <text:p>3.778762</text:p>
              </table:table-cell>
              <table:table-cell office:value-type="float" office:value="3.774595">
                <text:p>3.774595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0.954212">
                <text:p>0.954212</text:p>
              </table:table-cell>
              <table:table-cell office:value-type="float" office:value="0.994021">
                <text:p>0.994021</text:p>
              </table:table-cell>
              <table:table-cell office:value-type="float" office:value="0.958911">
                <text:p>0.958911</text:p>
              </table:table-cell>
              <table:table-cell office:value-type="float" office:value="3.973142">
                <text:p>3.973142</text:p>
              </table:table-cell>
              <table:table-cell office:value-type="float" office:value="4.612258">
                <text:p>4.612258</text:p>
              </table:table-cell>
              <table:table-cell office:value-type="float" office:value="4.792901">
                <text:p>4.792901</text:p>
              </table:table-cell>
              <table:table-cell office:value-type="float" office:value="4.955015">
                <text:p>4.955015</text:p>
              </table:table-cell>
              <table:table-cell office:value-type="float" office:value="4.940696">
                <text:p>4.940696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.100382">
                <text:p>1.100382</text:p>
              </table:table-cell>
              <table:table-cell office:value-type="float" office:value="1.011569">
                <text:p>1.011569</text:p>
              </table:table-cell>
              <table:table-cell office:value-type="float" office:value="1.177997">
                <text:p>1.177997</text:p>
              </table:table-cell>
              <table:table-cell office:value-type="float" office:value="4.115223">
                <text:p>4.115223</text:p>
              </table:table-cell>
              <table:table-cell office:value-type="float" office:value="5.911839">
                <text:p>5.911839</text:p>
              </table:table-cell>
              <table:table-cell office:value-type="float" office:value="6.834415">
                <text:p>6.834415</text:p>
              </table:table-cell>
              <table:table-cell office:value-type="float" office:value="7.793186">
                <text:p>7.793186</text:p>
              </table:table-cell>
              <table:table-cell office:value-type="float" office:value="7.762024">
                <text:p>7.762024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NaN">
                <text:p>NaN</text:p>
              </table:table-cell>
              <table:table-cell office:value-type="float" office:value="1.073268">
                <text:p>1.073268</text:p>
              </table:table-cell>
              <table:table-cell office:value-type="float" office:value="1.000152">
                <text:p>1.000152</text:p>
              </table:table-cell>
              <table:table-cell office:value-type="float" office:value="1.307581">
                <text:p>1.307581</text:p>
              </table:table-cell>
              <table:table-cell office:value-type="float" office:value="4.286053">
                <text:p>4.286053</text:p>
              </table:table-cell>
              <table:table-cell office:value-type="float" office:value="5.712381">
                <text:p>5.712381</text:p>
              </table:table-cell>
              <table:table-cell office:value-type="float" office:value="7.123767">
                <text:p>7.123767</text:p>
              </table:table-cell>
              <table:table-cell office:value-type="float" office:value="7.876001">
                <text:p>7.876001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72402">
                <text:p>1.072402</text:p>
              </table:table-cell>
              <table:table-cell office:value-type="float" office:value="1.017922">
                <text:p>1.017922</text:p>
              </table:table-cell>
              <table:table-cell office:value-type="float" office:value="1.179337">
                <text:p>1.179337</text:p>
              </table:table-cell>
              <table:table-cell office:value-type="float" office:value="4.450682">
                <text:p>4.450682</text:p>
              </table:table-cell>
              <table:table-cell office:value-type="float" office:value="7.274038">
                <text:p>7.274038</text:p>
              </table:table-cell>
              <table:table-cell office:value-type="float" office:value="7.790187">
                <text:p>7.790187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8599">
                <text:p>1.08599</text:p>
              </table:table-cell>
              <table:table-cell office:value-type="float" office:value="0.986986">
                <text:p>0.986986</text:p>
              </table:table-cell>
              <table:table-cell office:value-type="float" office:value="1.1777">
                <text:p>1.1777</text:p>
              </table:table-cell>
              <table:table-cell office:value-type="float" office:value="4.965141">
                <text:p>4.965141</text:p>
              </table:table-cell>
              <table:table-cell office:value-type="float" office:value="7.316978">
                <text:p>7.316978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72257">
                <text:p>1.072257</text:p>
              </table:table-cell>
              <table:table-cell office:value-type="float" office:value="0.985754">
                <text:p>0.985754</text:p>
              </table:table-cell>
              <table:table-cell office:value-type="float" office:value="1.851818">
                <text:p>1.851818</text:p>
              </table:table-cell>
              <table:table-cell office:value-type="float" office:value="4.974329">
                <text:p>4.974329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74336">
                <text:p>1.074336</text:p>
              </table:table-cell>
              <table:table-cell office:value-type="float" office:value="0.987866">
                <text:p>0.987866</text:p>
              </table:table-cell>
              <table:table-cell office:value-type="float" office:value="1.850755">
                <text:p>1.850755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755">
                <text:p>1.0755</text:p>
              </table:table-cell>
              <table:table-cell office:value-type="float" office:value="0.985512">
                <text:p>0.985512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73709">
                <text:p>1.0737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